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bcd9a" officeooo:paragraph-rsid="006bcd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49187" officeooo:paragraph-rsid="0074918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6bcd9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9187" officeooo:paragraph-rsid="0074918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6bcd9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74918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c0208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9187" officeooo:paragraph-rsid="0074918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9187" officeooo:paragraph-rsid="00766ee3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9187" officeooo:paragraph-rsid="00749187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66ee3" officeooo:paragraph-rsid="00766ee3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716b65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35b52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78584" style:font-size-asian="12pt" style:font-weight-asian="bold" style:font-size-complex="12pt" style:font-weight-complex="bold"/>
    </style:style>
    <style:style style:name="T6" style:family="text">
      <style:text-properties officeooo:rsid="0019eb27"/>
    </style:style>
    <style:style style:name="T7" style:family="text">
      <style:text-properties officeooo:rsid="006c9e20"/>
    </style:style>
    <style:style style:name="T8" style:family="text">
      <style:text-properties officeooo:rsid="0074b0e4"/>
    </style:style>
    <style:style style:name="T9" style:family="text">
      <style:text-properties officeooo:rsid="00766e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2</text:span><text:span text:style-name="T4">0</text:span><text:span text:style-name="T3">1</text:span><text:span text:style-name="T1"> - </text:span><text:span text:style-name="T5">Ground - </text:span><text:span text:style-name="T2">Cold Start</text:span></text:p>
      <text:p text:style-name="P2"/>
      <text:p text:style-name="P1"><text:span text:style-name="T6">C</text:span>old Start<text:span text:style-name="T8"> -- WIP</text:span></text:p>
      <text:list xml:id="list3872775905" text:style-name="L1">
        <text:list-item>
          <text:p text:style-name="P9">Flaps lever ... Up<text:span text:style-name="T9"> (left console)</text:span></text:p>
        </text:list-item>
        <text:list-item>
          <text:p text:style-name="P9">Gear lever ... Down<text:span text:style-name="T9"> (left console, by floor)</text:span></text:p>
        </text:list-item>
        <text:list-item>
          <text:p text:style-name="P9">Carb ram air control ... RAM AIR (forward)<text:span text:style-name="T9"> (left console under throttle??)</text:span></text:p>
        </text:list-item>
        <text:list-item>
          <text:p text:style-name="P9">Trim ... Elevator: 0 if fuselage tank &lt; 25 gal or 2-4 deg nose down if fuselage tank &gt; 25 gal, Aileron: 0, Rudder: 6 deg right<text:span text:style-name="T9"> (left console)</text:span></text:p>
        </text:list-item>
        <text:list-item>
          <text:p text:style-name="P9">Mixture ... Idle cutoff<text:span text:style-name="T9"> (throttle box)</text:span></text:p>
        </text:list-item>
        <text:list-item>
          <text:p text:style-name="P9">Prop ... Full forward<text:span text:style-name="T9"> (throttle box)</text:span></text:p>
        </text:list-item>
        <text:list-item>
          <text:p text:style-name="P9">Gyro ... Uncage</text:p>
        </text:list-item>
        <text:list-item>
          <text:p text:style-name="P9">Parking brake ... Set</text:p>
        </text:list-item>
        <text:list-item>
          <text:p text:style-name="P9">Supercharger ... Auto</text:p>
        </text:list-item>
        <text:list-item>
          <text:p text:style-name="P9">Fuel shutoff valve ... On<text:span text:style-name="T9"> (center console between legs)</text:span></text:p>
        </text:list-item>
        <text:list-item>
          <text:p text:style-name="P9">Fuel selector ... MAIN TANK LH (left wing tank)<text:span text:style-name="T9"> (center console between legs)</text:span></text:p>
        </text:list-item>
        <text:list-item>
          <text:p text:style-name="P9">Fuel booster switch ... On<text:span text:style-name="T9"> (lower left instrument panel)</text:span></text:p>
        </text:list-item>
        <text:list-item>
          <text:p text:style-name="P9">Battery switch ... On<text:span text:style-name="T9"> (right wall)</text:span></text:p>
        </text:list-item>
        <text:list-item>
          <text:p text:style-name="P9">Generator switch ... On<text:span text:style-name="T9"> (right wall)</text:span></text:p>
        </text:list-item>
        <text:list-item>
          <text:p text:style-name="P9">Oil and radiator flap switches ... On for all ground operations (will set to auto before takeoff)</text:p>
        </text:list-item>
        <text:list-item>
          <text:p text:style-name="P9">Start engine:</text:p>
          <text:list>
            <text:list-item>
              <text:p text:style-name="P12">Ignition ... BOTH (top left of center console between legs)</text:p>
            </text:list-item>
            <text:list-item>
              <text:p text:style-name="P10">Throttle ... open 1 inch</text:p>
            </text:list-item>
            <text:list-item>
              <text:p text:style-name="P9"><text:span text:style-name="T9">Primer switch ... </text:span>Prime for 3-4 seconds if engine is cold, 1 second if engine is warm<text:span text:style-name="T9"> (lower left instrument panel)</text:span></text:p>
            </text:list-item>
            <text:list-item>
              <text:p text:style-name="P9">Starter switch ... START and hold<text:span text:style-name="T9"> (lower left instrument panel)</text:span></text:p>
            </text:list-item>
            <text:list-item>
              <text:p text:style-name="P9">As engine starts, move Mixture control to RUN and release START.</text:p>
            </text:list-item>
            <text:list-item>
              <text:p text:style-name="P9">Oil pressure should reach at least 50 psi within 30 seconds.</text:p>
            </text:list-item>
            <text:list-item>
              <text:p text:style-name="P9">Idle at 1300 to 1400 RPM until oil temp is 40 deg C and oil pressure is steady.</text:p>
            </text:list-item>
            <text:list-item>
              <text:p text:style-name="P9">After warmed up, idle at 1000 RPM.</text:p>
            </text:list-item>
          </text:list>
        </text:list-item>
      </text:list>
      <text:p text:style-name="P5"/>
      <text:p text:style-name="P7">Follow remaining steps in pre-f<text:span text:style-name="T7">l</text:span>ight checklist on following page.</text:p>
      <text:p text:style-name="P5"/>
      <text:p text:style-name="P3">Shutdown<text:span text:style-name="T8"> -- WIP</text:span></text:p>
      <text:list xml:id="list4204265937" text:style-name="L2">
        <text:list-item>
          <text:p text:style-name="P11">Prop RPM ... Full forward</text:p>
        </text:list-item>
        <text:list-item>
          <text:p text:style-name="P11">Idle at 1500 RPM.</text:p>
        </text:list-item>
        <text:list-item>
          <text:p text:style-name="P11">Fuel booster switch ... Off</text:p>
        </text:list-item>
        <text:list-item>
          <text:p text:style-name="P11">Mixture ... Idle cutoff and open throttle as RPM drops below 700 RPM</text:p>
        </text:list-item>
        <text:list-item>
          <text:p text:style-name="P11">Ignition switch ... Off</text:p>
        </text:list-item>
        <text:list-item>
          <text:p text:style-name="P11">All electrical switches ... Off</text:p>
        </text:list-item>
        <text:list-item>
          <text:p text:style-name="P11">Controls ... Locked</text:p>
        </text:list-item>
        <text:list-item>
          <text:p text:style-name="P11">Carb air level ... UNRAMMED FILTERED AIR</text:p>
        </text:list-item>
      </text:list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8T21:45:48.329000000</dc:date>
    <meta:editing-duration>PT15H18M23S</meta:editing-duration>
    <meta:editing-cycles>9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332" meta:character-count="1732" meta:non-whitespace-character-count="1468"/>
  </office:meta>
</office:document-meta>
</file>